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23mm" svg:height="90.01mm" svg:x="216.58mm" svg:y="15.67mm">
            <draw:object draw:notify-on-update-of-ranges="Hoja1.B2:Hoja1.B2 Hoja1.B3:Hoja1.B25 Hoja1.C2:Hoja1.E12 Hoja1.B2:Hoja1.B12 Hoja1.C15:Hoja1.E25 Hoja1.B15:Hoja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Default" office:value-type="string" calcext:value-type="string">
            <text:p>N.º de componentes</text:p>
          </table:table-cell>
          <table:table-cell table:style-name="Default" office:value-type="string" calcext:value-type="string">
            <text:p>Bytes de un vector</text:p>
          </table:table-cell>
          <table:table-cell table:style-name="Default" office:value-type="string" calcext:value-type="string">
            <text:p>Tiempo para vect. Locales</text:p>
          </table:table-cell>
          <table:table-cell table:style-name="Default" office:value-type="string" calcext:value-type="string">
            <text:p>Tiempo para vect. Globales</text:p>
          </table:table-cell>
          <table:table-cell table:style-name="Default" office:value-type="string" calcext:value-type="string">
            <text:p>Tiempo para vect. Dinámico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000790404" calcext:value-type="float">
            <text:p>0,000790404</text:p>
          </table:table-cell>
          <table:table-cell office:value-type="float" office:value="0.000623025" calcext:value-type="float">
            <text:p>0,000623025</text:p>
          </table:table-cell>
          <table:table-cell office:value-type="float" office:value="0.000686229" calcext:value-type="float">
            <text:p>0,000686229</text:p>
          </table:table-cell>
        </table:table-row>
        <table:table-row table:style-name="ro2">
          <table:table-cell table:style-name="ce2" office:value-type="float" office:value="131072" calcext:value-type="float">
            <text:p>131072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0.001023335" calcext:value-type="float">
            <text:p>0,001023335</text:p>
          </table:table-cell>
          <table:table-cell table:style-name="ce7" office:value-type="float" office:value="0.001272873" calcext:value-type="float">
            <text:p>0,001272873</text:p>
          </table:table-cell>
          <table:table-cell table:style-name="ce7" office:value-type="float" office:value="0.001387201" calcext:value-type="float">
            <text:p>0,001387201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001081173" calcext:value-type="float">
            <text:p>0,001081173</text:p>
          </table:table-cell>
          <table:table-cell office:value-type="float" office:value="0.000947208" calcext:value-type="float">
            <text:p>0,000947208</text:p>
          </table:table-cell>
          <table:table-cell office:value-type="float" office:value="0.002899349" calcext:value-type="float">
            <text:p>0,002899349</text:p>
          </table:table-cell>
        </table:table-row>
        <table:table-row table:style-name="ro2">
          <table:table-cell table:style-name="ce2" office:value-type="float" office:value="524288" calcext:value-type="float">
            <text:p>524288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001732306" calcext:value-type="float">
            <text:p>0,001732306</text:p>
          </table:table-cell>
          <table:table-cell table:style-name="ce7" office:value-type="float" office:value="0.005121934" calcext:value-type="float">
            <text:p>0,00512193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4146228" calcext:value-type="float">
            <text:p>0,004146228</text:p>
          </table:table-cell>
          <table:table-cell office:value-type="float" office:value="0.004527332" calcext:value-type="float">
            <text:p>0,004527332</text:p>
          </table:table-cell>
        </table:table-row>
        <table:table-row table:style-name="ro2">
          <table:table-cell table:style-name="ce2" office:value-type="float" office:value="2097152" calcext:value-type="float">
            <text:p>2097152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007478058" calcext:value-type="float">
            <text:p>0,007478058</text:p>
          </table:table-cell>
          <table:table-cell table:style-name="ce7" office:value-type="float" office:value="0.006867663" calcext:value-type="float">
            <text:p>0,00686766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13788428" calcext:value-type="float">
            <text:p>0,013788428</text:p>
          </table:table-cell>
          <table:table-cell office:value-type="float" office:value="0.013857422" calcext:value-type="float">
            <text:p>0,013857422</text:p>
          </table:table-cell>
        </table:table-row>
        <table:table-row table:style-name="ro2">
          <table:table-cell table:style-name="ce2" office:value-type="float" office:value="8388608" calcext:value-type="float">
            <text:p>8388608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027676114" calcext:value-type="float">
            <text:p>0,027676114</text:p>
          </table:table-cell>
          <table:table-cell table:style-name="ce7" office:value-type="float" office:value="0.027320855" calcext:value-type="float">
            <text:p>0,027320855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54525861" calcext:value-type="float">
            <text:p>0,054525861</text:p>
          </table:table-cell>
          <table:table-cell office:value-type="float" office:value="0.054471111" calcext:value-type="float">
            <text:p>0,054471111</text:p>
          </table:table-cell>
        </table:table-row>
        <table:table-row table:style-name="ro2">
          <table:table-cell table:style-name="ce2" office:value-type="float" office:value="33554432" calcext:value-type="float">
            <text:p>33554432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111175752" calcext:value-type="float">
            <text:p>0,111175752</text:p>
          </table:table-cell>
          <table:table-cell table:style-name="ce7" office:value-type="float" office:value="0.111502685" calcext:value-type="float">
            <text:p>0,111502685</text:p>
          </table:table-cell>
        </table:table-row>
        <table:table-row table:style-name="ro2">
          <table:table-cell table:style-name="ce3"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style-name="ce8" office:value-type="float" office:value="0.109076437" calcext:value-type="float">
            <text:p>0,109076437</text:p>
          </table:table-cell>
          <table:table-cell table:style-name="ce8" office:value-type="float" office:value="0.113254893" calcext:value-type="float">
            <text:p>0,113254893</text:p>
          </table:table-cell>
        </table:table-row>
        <table:table-row table:style-name="ro2">
          <table:table-cell table:style-name="Default" office:value-type="string" calcext:value-type="string">
            <text:p>PC ^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N.º de componentes</text:p>
          </table:table-cell>
          <table:table-cell table:style-name="Default" office:value-type="string" calcext:value-type="string">
            <text:p>Bytes de un vector</text:p>
          </table:table-cell>
          <table:table-cell table:style-name="Default" office:value-type="string" calcext:value-type="string">
            <text:p>Tiempo para vect. Locales</text:p>
          </table:table-cell>
          <table:table-cell table:style-name="Default" office:value-type="string" calcext:value-type="string">
            <text:p>Tiempo para vect. Globales</text:p>
          </table:table-cell>
          <table:table-cell table:style-name="Default" office:value-type="string" calcext:value-type="string">
            <text:p>Tiempo para vect. Dinámico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000467042" calcext:value-type="float">
            <text:p>0,000467042</text:p>
          </table:table-cell>
          <table:table-cell office:value-type="float" office:value="0.000550243" calcext:value-type="float">
            <text:p>0,000550243</text:p>
          </table:table-cell>
          <table:table-cell office:value-type="float" office:value="0.000496467" calcext:value-type="float">
            <text:p>0,000496467</text:p>
          </table:table-cell>
        </table:table-row>
        <table:table-row table:style-name="ro2">
          <table:table-cell table:style-name="ce2" office:value-type="float" office:value="131072" calcext:value-type="float">
            <text:p>131072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0.000958362" calcext:value-type="float">
            <text:p>0,000958362</text:p>
          </table:table-cell>
          <table:table-cell table:style-name="ce7" office:value-type="float" office:value="0.001118018" calcext:value-type="float">
            <text:p>0,001118018</text:p>
          </table:table-cell>
          <table:table-cell table:style-name="ce7" office:value-type="float" office:value="0.000965572" calcext:value-type="float">
            <text:p>0,000965572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001881537" calcext:value-type="float">
            <text:p>0,001881537</text:p>
          </table:table-cell>
          <table:table-cell office:value-type="float" office:value="0.00123123" calcext:value-type="float">
            <text:p>0,00123123</text:p>
          </table:table-cell>
          <table:table-cell office:value-type="float" office:value="0.001887006" calcext:value-type="float">
            <text:p>0,001887006</text:p>
          </table:table-cell>
        </table:table-row>
        <table:table-row table:style-name="ro2">
          <table:table-cell table:style-name="ce2" office:value-type="float" office:value="524288" calcext:value-type="float">
            <text:p>524288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0.00281379" calcext:value-type="float">
            <text:p>0,00281379</text:p>
          </table:table-cell>
          <table:table-cell table:style-name="ce7" office:value-type="float" office:value="0.002799034" calcext:value-type="float">
            <text:p>0,002799034</text:p>
          </table:table-cell>
          <table:table-cell table:style-name="ce7" office:value-type="float" office:value="0.002676708" calcext:value-type="float">
            <text:p>0,00267670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598091" calcext:value-type="float">
            <text:p>0,00598091</text:p>
          </table:table-cell>
          <table:table-cell office:value-type="float" office:value="0.005589646" calcext:value-type="float">
            <text:p>0,005589646</text:p>
          </table:table-cell>
        </table:table-row>
        <table:table-row table:style-name="ro2">
          <table:table-cell table:style-name="ce2" office:value-type="float" office:value="2097152" calcext:value-type="float">
            <text:p>2097152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010409494" calcext:value-type="float">
            <text:p>0,010409494</text:p>
          </table:table-cell>
          <table:table-cell table:style-name="ce7" office:value-type="float" office:value="0.010106484" calcext:value-type="float">
            <text:p>0,01010648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19320476" calcext:value-type="float">
            <text:p>0,019320476</text:p>
          </table:table-cell>
          <table:table-cell office:value-type="float" office:value="0.018061174" calcext:value-type="float">
            <text:p>0,018061174</text:p>
          </table:table-cell>
        </table:table-row>
        <table:table-row table:style-name="ro2">
          <table:table-cell table:style-name="ce2" office:value-type="float" office:value="8388608" calcext:value-type="float">
            <text:p>8388608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036323043" calcext:value-type="float">
            <text:p>0,036323043</text:p>
          </table:table-cell>
          <table:table-cell table:style-name="ce7" office:value-type="float" office:value="0.03437267" calcext:value-type="float">
            <text:p>0,03437267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71264313" calcext:value-type="float">
            <text:p>0,071264313</text:p>
          </table:table-cell>
          <table:table-cell office:value-type="float" office:value="0.067948613" calcext:value-type="float">
            <text:p>0,067948613</text:p>
          </table:table-cell>
        </table:table-row>
        <table:table-row table:style-name="ro2">
          <table:table-cell table:style-name="ce2" office:value-type="float" office:value="33554432" calcext:value-type="float">
            <text:p>33554432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139375025" calcext:value-type="float">
            <text:p>0,139375025</text:p>
          </table:table-cell>
          <table:table-cell table:style-name="ce7" office:value-type="float" office:value="0.134947998" calcext:value-type="float">
            <text:p>0,134947998</text:p>
          </table:table-cell>
        </table:table-row>
        <table:table-row table:style-name="ro2">
          <table:table-cell table:style-name="ce3"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style-name="ce8" office:value-type="float" office:value="0.139945814" calcext:value-type="float">
            <text:p>0,139945814</text:p>
          </table:table-cell>
          <table:table-cell table:style-name="ce8" office:value-type="float" office:value="0.257399641" calcext:value-type="float">
            <text:p>0,257399641</text:p>
          </table:table-cell>
        </table:table-row>
        <table:table-row table:style-name="ro2">
          <table:table-cell table:style-name="Default" office:value-type="string" calcext:value-type="string">
            <text:p>ATC ^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1:50:45.053657133</meta:creation-date>
    <dc:date>2019-03-07T13:24:31.839345994</dc:date>
    <meta:editing-duration>PT11M16S</meta:editing-duration>
    <meta:editing-cycles>1</meta:editing-cycles>
    <meta:document-statistic meta:table-count="1" meta:cell-count="1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4cm" svg:height="9.002cm" xlink:href=".." xlink:type="simple" chart:class="chart:line" chart:style-name="ch1">
        <chart:legend svg:x="11.722cm" svg:y="2.396cm" style:legend-expansion="custom" chartooo:width="44.541cm" chartooo:height="35.175cm" style:legend-expansion-aspect-ratio="1.26626865671642" chart:style-name="ch2"/>
        <chart:plot-area chart:style-name="ch3" table:cell-range-address="Hoja1.B2:Hoja1.B25 Hoja1.C2:Hoja1.E12 Hoja1.C15:Hoja1.E25" chart:data-source-has-labels="both" svg:x="1.331cm" svg:y="0.18cm" svg:width="14.373cm" svg:height="7.661cm">
          <chartooo:coordinate-region svg:x="1.767cm" svg:y="0.18cm" svg:width="13.937cm" svg:height="6.815cm"/>
          <chart:axis chart:dimension="x" chart:name="primary-x" chart:style-name="ch4" chartooo:axis-type="auto">
            <chartooo:date-scale/>
            <chart:title svg:x="6.356cm" svg:y="8.021cm" chart:style-name="ch5">
              <text:p>Tamaño (en Bytes) del vector</text:p>
            </chart:title>
            <chart:categories table:cell-range-address="Hoja1.B3:Hoja1.B25"/>
            <chart:grid chart:style-name="ch6" chart:class="major"/>
          </chart:axis>
          <chart:axis chart:dimension="y" chart:name="primary-y" chart:style-name="ch4">
            <chart:title svg:x="0.451cm" svg:y="7.97cm" chart:style-name="ch7">
              <text:p>Tiempos de ejecución (Locales, globales y dinámicos)</text:p>
            </chart:title>
            <chart:grid chart:style-name="ch6" chart:class="major"/>
          </chart:axis>
          <chart:series chart:style-name="ch8" chart:values-cell-range-address="Hoja1.B2:Hoja1.B12" chart:label-cell-address="Hoja1.C2:Hoja1.E12" chart:class="chart:line">
            <chart:data-point chart:repeated="11"/>
          </chart:series>
          <chart:series chart:style-name="ch9" chart:values-cell-range-address="Hoja1.B15:Hoja1.B25" chart:label-cell-address="Hoja1.C15:Hoja1.E2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0790404 0,001023335 0,001081173 0,000623025 0,001272873 0,000947208 0,001732306 0,004146228 0,007478058 0,013788428 0,027676114 0,054525861 0,111175752 0,109076437 0,000686229 0,001387201 0,002899349 0,005121934 0,004527332 0,006867663 0,013857422 0,027320855 0,054471111 0,111502685 0,113254893</text:p>
                <text:list>
                  <text:list-item>
                    <text:p>0,000790404</text:p>
                  </text:list-item>
                  <text:list-item>
                    <text:p>0,001023335</text:p>
                  </text:list-item>
                  <text:list-item>
                    <text:p>0,001081173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0,000623025</text:p>
                  </text:list-item>
                  <text:list-item>
                    <text:p>0,001272873</text:p>
                  </text:list-item>
                  <text:list-item>
                    <text:p>0,000947208</text:p>
                  </text:list-item>
                  <text:list-item>
                    <text:p>0,001732306</text:p>
                  </text:list-item>
                  <text:list-item>
                    <text:p>0,004146228</text:p>
                  </text:list-item>
                  <text:list-item>
                    <text:p>0,007478058</text:p>
                  </text:list-item>
                  <text:list-item>
                    <text:p>0,013788428</text:p>
                  </text:list-item>
                  <text:list-item>
                    <text:p>0,027676114</text:p>
                  </text:list-item>
                  <text:list-item>
                    <text:p>0,054525861</text:p>
                  </text:list-item>
                  <text:list-item>
                    <text:p>0,111175752</text:p>
                  </text:list-item>
                  <text:list-item>
                    <text:p>0,109076437</text:p>
                  </text:list-item>
                  <text:list-item>
                    <text:p>0,000686229</text:p>
                  </text:list-item>
                  <text:list-item>
                    <text:p>0,001387201</text:p>
                  </text:list-item>
                  <text:list-item>
                    <text:p>0,002899349</text:p>
                  </text:list-item>
                  <text:list-item>
                    <text:p>0,005121934</text:p>
                  </text:list-item>
                  <text:list-item>
                    <text:p>0,004527332</text:p>
                  </text:list-item>
                  <text:list-item>
                    <text:p>0,006867663</text:p>
                  </text:list-item>
                  <text:list-item>
                    <text:p>0,013857422</text:p>
                  </text:list-item>
                  <text:list-item>
                    <text:p>0,027320855</text:p>
                  </text:list-item>
                  <text:list-item>
                    <text:p>0,054471111</text:p>
                  </text:list-item>
                  <text:list-item>
                    <text:p>0,111502685</text:p>
                  </text:list-item>
                  <text:list-item>
                    <text:p>0,113254893</text:p>
                  </text:list-item>
                </text:list>
                <draw:g>
                  <svg:desc>Hoja1.C2:Hoja1.E12</svg:desc>
                </draw:g>
              </table:table-cell>
              <table:table-cell office:value-type="string">
                <text:p>0,000467042 0,000958362 0,001881537 0,00281379 0,000550243 0,001118018 0,00123123 0,002799034 0,00598091 0,010409494 0,019320476 0,036323043 0,071264313 0,139375025 0,139945814 0,000496467 0,000965572 0,001887006 0,002676708 0,005589646 0,010106484 0,018061174 0,03437267 0,067948613 0,134947998 0,257399641</text:p>
                <text:list>
                  <text:list-item>
                    <text:p>0,000467042</text:p>
                  </text:list-item>
                  <text:list-item>
                    <text:p>0,000958362</text:p>
                  </text:list-item>
                  <text:list-item>
                    <text:p>0,001881537</text:p>
                  </text:list-item>
                  <text:list-item>
                    <text:p>0,00281379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0,000550243</text:p>
                  </text:list-item>
                  <text:list-item>
                    <text:p>0,001118018</text:p>
                  </text:list-item>
                  <text:list-item>
                    <text:p>0,00123123</text:p>
                  </text:list-item>
                  <text:list-item>
                    <text:p>0,002799034</text:p>
                  </text:list-item>
                  <text:list-item>
                    <text:p>0,00598091</text:p>
                  </text:list-item>
                  <text:list-item>
                    <text:p>0,010409494</text:p>
                  </text:list-item>
                  <text:list-item>
                    <text:p>0,019320476</text:p>
                  </text:list-item>
                  <text:list-item>
                    <text:p>0,036323043</text:p>
                  </text:list-item>
                  <text:list-item>
                    <text:p>0,071264313</text:p>
                  </text:list-item>
                  <text:list-item>
                    <text:p>0,139375025</text:p>
                  </text:list-item>
                  <text:list-item>
                    <text:p>0,139945814</text:p>
                  </text:list-item>
                  <text:list-item>
                    <text:p>0,000496467</text:p>
                  </text:list-item>
                  <text:list-item>
                    <text:p>0,000965572</text:p>
                  </text:list-item>
                  <text:list-item>
                    <text:p>0,001887006</text:p>
                  </text:list-item>
                  <text:list-item>
                    <text:p>0,002676708</text:p>
                  </text:list-item>
                  <text:list-item>
                    <text:p>0,005589646</text:p>
                  </text:list-item>
                  <text:list-item>
                    <text:p>0,010106484</text:p>
                  </text:list-item>
                  <text:list-item>
                    <text:p>0,018061174</text:p>
                  </text:list-item>
                  <text:list-item>
                    <text:p>0,03437267</text:p>
                  </text:list-item>
                  <text:list-item>
                    <text:p>0,067948613</text:p>
                  </text:list-item>
                  <text:list-item>
                    <text:p>0,134947998</text:p>
                  </text:list-item>
                  <text:list-item>
                    <text:p>0,257399641</text:p>
                  </text:list-item>
                </text:list>
                <draw:g>
                  <svg:desc>Hoja1.C15:Hoja1.E2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Hoja1.B3:Hoja1.B25</svg:desc>
                </draw:g>
              </table:table-cell>
              <table:table-cell office:value-type="float" office:value="4">
                <text:p>4</text:p>
                <draw:g>
                  <svg:desc>Hoja1.B2:Hoja1.B12</svg:desc>
                </draw:g>
              </table:table-cell>
              <table:table-cell office:value-type="float" office:value="4">
                <text:p>4</text:p>
                <draw:g>
                  <svg:desc>Hoja1.B15:Hoja1.B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